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33000000420D6C773FF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utura" svg:font-family="Futura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Frutiger-Bold" svg:font-family="Frutiger-Bold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Futura Md BT1" svg:font-family="'Futura Md BT'" style:font-family-generic="swiss" style:font-pitch="variable"/>
    <style:font-face style:name="Futura Md BT" svg:font-family="'Futura Md BT'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style:font-name="Futura" officeooo:rsid="00087b08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justify" style:justify-single-word="false"/>
      <style:text-properties style:font-name="Arial2" fo:font-size="12pt" officeooo:paragraph-rsid="003923f2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Arial2" fo:font-size="12pt" officeooo:paragraph-rsid="003cc011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Arial2" fo:font-size="12pt" fo:font-weight="bold" officeooo:paragraph-rsid="003cc011" style:font-size-asian="12pt" style:font-weight-asian="bold" style:font-name-complex="Calibri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Arial2" fo:font-size="12pt" fo:font-weight="bold" officeooo:rsid="00406958" officeooo:paragraph-rsid="00443ba0" style:font-size-asian="12pt" style:font-weight-asian="bold" style:font-name-complex="Calibri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Arial2" fo:font-size="12pt" fo:font-weight="bold" officeooo:rsid="00406958" officeooo:paragraph-rsid="0045c2f7" style:font-size-asian="12pt" style:font-weight-asian="bold" style:font-name-complex="Calibri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Arial2" fo:font-size="12pt" fo:font-style="italic" fo:font-weight="normal" officeooo:rsid="00443ba0" officeooo:paragraph-rsid="0045c2f7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0000" style:font-name="Arial2" fo:font-size="12pt" fo:font-style="normal" officeooo:rsid="00406958" officeooo:paragraph-rsid="004b081c" style:font-size-asian="12pt" style:font-style-asian="normal" style:font-name-complex="Calibri" style:font-size-complex="12pt" style:font-style-complex="normal"/>
    </style:style>
    <style:style style:name="P10" style:family="paragraph" style:parent-style-name="Standard">
      <style:paragraph-properties fo:text-align="justify" style:justify-single-word="false"/>
      <style:text-properties fo:color="#000000" style:font-name="Arial2" fo:font-size="12pt" fo:font-style="normal" officeooo:paragraph-rsid="003bd40a" style:font-size-asian="12pt" style:font-style-asian="normal" style:font-name-complex="Calibri" style:font-size-complex="12pt" style:font-style-complex="normal"/>
    </style:style>
    <style:style style:name="P11" style:family="paragraph" style:parent-style-name="Standard">
      <style:paragraph-properties fo:text-align="justify" style:justify-single-word="false"/>
      <style:text-properties fo:color="#000000" style:font-name="Arial2" fo:font-size="12pt" fo:font-style="normal" officeooo:paragraph-rsid="004b081c" style:font-size-asian="12pt" style:font-style-asian="normal" style:font-name-complex="Calibri" style:font-size-complex="12pt" style:font-style-complex="normal"/>
    </style:style>
    <style:style style:name="P12" style:family="paragraph" style:parent-style-name="Standard">
      <style:paragraph-properties fo:text-align="justify" style:justify-single-word="false"/>
      <style:text-properties fo:color="#000000" style:font-name="Arial2" fo:font-size="12pt" fo:font-style="normal" fo:font-weight="normal" officeooo:paragraph-rsid="004b081c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0000" style:font-name="Arial2" fo:font-size="12pt" fo:font-style="normal" fo:font-weight="normal" officeooo:rsid="00406958" officeooo:paragraph-rsid="004b081c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000000" style:font-name="Arial2" fo:font-size="12pt" fo:font-style="normal" fo:font-weight="normal" officeooo:rsid="0040b1e9" officeooo:paragraph-rsid="004b081c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000000" style:font-name="Arial2" fo:font-size="12pt" fo:font-style="normal" fo:font-weight="bold" officeooo:rsid="00406958" officeooo:paragraph-rsid="00443ba0" style:font-size-asian="12pt" style:font-style-asian="normal" style:font-weight-asian="bold" style:font-name-complex="Calibri" style:font-size-complex="12pt" style:font-style-complex="normal"/>
    </style:style>
    <style:style style:name="P16" style:family="paragraph" style:parent-style-name="Standard">
      <style:paragraph-properties fo:text-align="justify" style:justify-single-word="false"/>
      <style:text-properties fo:color="#000000" style:font-name="Arial2" fo:font-size="12pt" fo:font-style="normal" fo:font-weight="bold" officeooo:rsid="00406958" officeooo:paragraph-rsid="004b081c" style:font-size-asian="12pt" style:font-style-asian="normal" style:font-weight-asian="bold" style:font-name-complex="Calibri" style:font-size-complex="12pt" style:font-style-complex="normal"/>
    </style:style>
    <style:style style:name="P17" style:family="paragraph" style:parent-style-name="Standard">
      <style:paragraph-properties fo:text-align="justify" style:justify-single-word="false"/>
      <style:text-properties fo:color="#000000" style:font-name="Arial2" fo:font-size="12pt" fo:font-style="normal" fo:font-weight="bold" officeooo:rsid="0040b1e9" officeooo:paragraph-rsid="00443ba0" style:font-size-asian="12pt" style:font-style-asian="normal" style:font-weight-asian="bold" style:font-name-complex="Calibri" style:font-size-complex="12pt" style:font-style-complex="normal"/>
    </style:style>
    <style:style style:name="P18" style:family="paragraph" style:parent-style-name="Standard">
      <style:paragraph-properties fo:text-align="justify" style:justify-single-word="false"/>
      <style:text-properties fo:color="#000000" style:font-name="Arial2" fo:font-size="12pt" fo:font-style="normal" fo:font-weight="bold" officeooo:rsid="0040b1e9" officeooo:paragraph-rsid="0042ae04" style:font-size-asian="12pt" style:font-style-asian="normal" style:font-weight-asian="bold" style:font-name-complex="Calibri" style:font-size-complex="12pt" style:font-style-complex="normal"/>
    </style:style>
    <style:style style:name="P19" style:family="paragraph" style:parent-style-name="Standard">
      <style:paragraph-properties fo:text-align="justify" style:justify-single-word="false"/>
      <style:text-properties fo:color="#000000" style:font-name="Arial2" fo:font-size="12pt" fo:font-style="normal" fo:font-weight="bold" officeooo:rsid="0040b1e9" officeooo:paragraph-rsid="004b081c" style:font-size-asian="12pt" style:font-style-asian="normal" style:font-weight-asian="bold" style:font-name-complex="Calibri" style:font-size-complex="12pt" style:font-style-complex="normal"/>
    </style:style>
    <style:style style:name="P20" style:family="paragraph" style:parent-style-name="Standard">
      <style:paragraph-properties fo:text-align="justify" style:justify-single-word="false"/>
      <style:text-properties fo:color="#000000" style:font-name="Arial2" fo:font-size="12pt" fo:font-style="italic" fo:font-weight="normal" officeooo:rsid="0042ae04" officeooo:paragraph-rsid="0042ae04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000000" style:font-name="Arial2" fo:font-size="12pt" fo:font-style="italic" fo:font-weight="normal" officeooo:rsid="00443ba0" officeooo:paragraph-rsid="00443ba0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000000" style:font-name="Arial1" fo:font-size="12pt" fo:font-style="normal" fo:font-weight="bold" officeooo:paragraph-rsid="00406958" style:font-size-asian="12pt" style:font-style-asian="normal" style:font-weight-asian="bold" style:font-name-complex="Calibri" style:font-size-complex="12pt" style:font-style-complex="normal"/>
    </style:style>
    <style:style style:name="P23" style:family="paragraph" style:parent-style-name="Standard">
      <style:paragraph-properties fo:text-align="justify" style:justify-single-word="false"/>
      <style:text-properties officeooo:paragraph-rsid="0042ae04"/>
    </style:style>
    <style:style style:name="P24" style:family="paragraph" style:parent-style-name="Standard">
      <style:paragraph-properties fo:text-align="justify" style:justify-single-word="false"/>
      <style:text-properties fo:color="#2f93f7" style:font-name="Frutiger-Bold" officeooo:rsid="00406958" officeooo:paragraph-rsid="0042ae04"/>
    </style:style>
    <style:style style:name="P25" style:family="paragraph" style:parent-style-name="Standard">
      <style:paragraph-properties fo:text-align="justify" style:justify-single-word="false"/>
      <style:text-properties fo:color="#2f93f7" style:font-name="Frutiger-Bold" fo:font-style="italic" fo:font-weight="normal" officeooo:rsid="00443ba0" officeooo:paragraph-rsid="00406958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808080" style:font-name="Arial2" fo:font-size="10pt" fo:font-style="italic" style:text-underline-style="solid" style:text-underline-width="auto" style:text-underline-color="#000000" officeooo:paragraph-rsid="002fec42" style:font-size-asian="10pt" style:font-style-asian="italic" style:font-name-complex="Calibri" style:font-size-complex="10pt"/>
    </style:style>
    <style:style style:name="P27" style:family="paragraph" style:parent-style-name="Text_20_body">
      <style:text-properties fo:color="#808080" style:font-name="Arial2" fo:font-size="10pt" fo:font-style="italic" style:text-underline-style="none" officeooo:rsid="003923f2" officeooo:paragraph-rsid="003923f2" style:font-size-asian="10pt" style:font-style-asian="italic" style:font-name-complex="Calibri" style:font-size-complex="10pt"/>
    </style:style>
    <style:style style:name="P28" style:family="paragraph" style:parent-style-name="Text_20_body">
      <style:text-properties fo:color="#2f93f7" style:font-name="Arial1" fo:font-size="12pt" officeooo:rsid="004ac1b1" officeooo:paragraph-rsid="004ac1b1" style:font-size-asian="12pt" style:font-size-complex="12pt"/>
    </style:style>
    <style:style style:name="P29" style:family="paragraph" style:parent-style-name="Standard">
      <style:paragraph-properties fo:text-align="justify" style:justify-single-word="false"/>
      <style:text-properties fo:color="#2f93f7" style:font-name="Frutiger-Bold" fo:font-size="12pt" fo:font-style="normal" fo:font-weight="normal" officeooo:rsid="0042ae04" officeooo:paragraph-rsid="004b081c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color="#2f93f7" style:font-name="Arial1" fo:font-style="italic" style:text-underline-style="none" fo:font-weight="bold" officeooo:rsid="0042ae04" officeooo:paragraph-rsid="00443ba0" style:font-style-asian="italic" style:font-weight-asian="bold" style:font-name-complex="Calibri" style:font-style-complex="italic" style:font-weight-complex="normal"/>
    </style:style>
    <style:style style:name="P31" style:family="paragraph" style:parent-style-name="Standard">
      <style:paragraph-properties fo:text-align="justify" style:justify-single-word="false"/>
      <style:text-properties fo:color="#000000" style:font-name="Arial1" fo:font-size="12pt" fo:font-style="normal" fo:font-weight="normal" officeooo:rsid="00406958" officeooo:paragraph-rsid="00406958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32" style:family="paragraph" style:parent-style-name="Heading_20_1">
      <style:paragraph-properties fo:text-align="center" style:justify-single-word="false"/>
      <style:text-properties fo:color="#0076ba" style:font-name="Futura Md BT1" officeooo:rsid="003923f2" officeooo:paragraph-rsid="003923f2"/>
    </style:style>
    <style:style style:name="P33" style:family="paragraph" style:parent-style-name="Heading_20_2">
      <style:text-properties fo:color="#2f93f7" style:font-name="Frutiger-Bold" officeooo:rsid="003965db" officeooo:paragraph-rsid="004ac1b1"/>
    </style:style>
    <style:style style:name="P34" style:family="paragraph" style:parent-style-name="Heading_20_2">
      <style:text-properties fo:color="#2f93f7" style:font-name="Frutiger-Bold" officeooo:rsid="004ac1b1" officeooo:paragraph-rsid="004ac1b1"/>
    </style:style>
    <style:style style:name="P35" style:family="paragraph" style:parent-style-name="Heading_20_2">
      <style:text-properties fo:color="#2f93f7" style:font-name="Frutiger-Bold" officeooo:rsid="004ac1b1" officeooo:paragraph-rsid="003bd40a"/>
    </style:style>
    <style:style style:name="P36" style:family="paragraph" style:parent-style-name="Heading_20_2">
      <style:text-properties fo:color="#2f93f7" style:font-name="Frutiger-Bold" officeooo:rsid="0042ae04" officeooo:paragraph-rsid="0042ae04"/>
    </style:style>
    <style:style style:name="P37" style:family="paragraph" style:parent-style-name="Heading_20_2">
      <style:text-properties fo:color="#2f93f7" style:font-name="Frutiger-Bold" officeooo:rsid="004b081c" officeooo:paragraph-rsid="004b081c"/>
    </style:style>
    <style:style style:name="P38" style:family="paragraph" style:parent-style-name="Heading_20_2">
      <style:text-properties officeooo:paragraph-rsid="004b081c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name-complex="Calibri"/>
    </style:style>
    <style:style style:name="T3" style:family="text">
      <style:text-properties fo:font-weight="bold" officeooo:rsid="003cc011" style:font-weight-asian="bold" style:font-name-complex="Calibri"/>
    </style:style>
    <style:style style:name="T4" style:family="text">
      <style:text-properties fo:font-weight="bold" officeooo:rsid="0045c2f7" style:font-weight-asian="bold" style:font-name-complex="Calibri"/>
    </style:style>
    <style:style style:name="T5" style:family="text">
      <style:text-properties fo:font-weight="bold" officeooo:rsid="00406958" style:font-weight-asian="bold"/>
    </style:style>
    <style:style style:name="T6" style:family="text">
      <style:text-properties fo:font-weight="bold" officeooo:rsid="0040b1e9" style:font-weight-asian="bold"/>
    </style:style>
    <style:style style:name="T7" style:family="text">
      <style:text-properties fo:color="#2f93f7" style:font-name="Frutiger-Bold" officeooo:rsid="00406958"/>
    </style:style>
    <style:style style:name="T8" style:family="text">
      <style:text-properties fo:color="#2f93f7" style:font-name="Frutiger-Bold" officeooo:rsid="0042ae04"/>
    </style:style>
    <style:style style:name="T9" style:family="text">
      <style:text-properties fo:color="#000000" style:font-name="Arial2" fo:font-size="12pt" fo:font-style="normal" fo:font-weight="bold" officeooo:rsid="0040b1e9" style:font-size-asian="12pt" style:font-style-asian="normal" style:font-weight-asian="bold" style:font-name-complex="Calibri" style:font-size-complex="12pt" style:font-style-complex="normal"/>
    </style:style>
    <style:style style:name="T10" style:family="text">
      <style:text-properties fo:color="#000000" style:font-name="Arial2" fo:font-size="12pt" fo:font-style="italic" fo:font-weight="normal" officeooo:rsid="0042ae04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T11" style:family="text">
      <style:text-properties fo:font-style="italic" officeooo:rsid="0042ae04" style:font-style-asian="italic" style:font-style-complex="italic"/>
    </style:style>
    <style:style style:name="T12" style:family="text">
      <style:text-properties fo:font-style="italic" officeooo:rsid="0042ae04" style:font-style-asian="italic" style:font-style-complex="italic" style:font-weight-complex="bold"/>
    </style:style>
    <style:style style:name="T13" style:family="text">
      <style:text-properties fo:font-style="italic" officeooo:rsid="00443ba0" style:font-style-asian="italic" style:font-style-complex="italic" style:font-weight-complex="bold"/>
    </style:style>
    <style:style style:name="T14" style:family="text">
      <style:text-properties fo:font-style="italic" fo:font-weight="normal" officeooo:rsid="0042ae04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443ba0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45c2f7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style:font-style-asian="italic" style:font-weight-asian="normal" style:font-name-complex="Calibri" style:font-style-complex="italic" style:font-weight-complex="normal"/>
    </style:style>
    <style:style style:name="T18" style:family="text">
      <style:text-properties fo:font-style="italic" fo:font-weight="normal" officeooo:rsid="00443ba0" style:font-style-asian="italic" style:font-weight-asian="normal" style:font-name-complex="Calibri" style:font-style-complex="italic" style:font-weight-complex="normal"/>
    </style:style>
    <style:style style:name="T19" style:family="text">
      <style:text-properties officeooo:rsid="0045c2f7"/>
    </style:style>
    <style:style style:name="T20" style:family="text">
      <style:text-properties officeooo:rsid="004ac1b1"/>
    </style:style>
    <style:style style:name="T21" style:family="text">
      <style:text-properties style:font-name="Arial1" fo:font-size="12pt" officeooo:rsid="004ac1b1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24.55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2" text:outline-level="1"><text:bookmark-start text:name="__RefHeading___Toc1011_712143866"/>Solicitud de Pruebas<text:bookmark-end text:name="__RefHeading___Toc1011_712143866"/></text:h>
      <text:p text:style-name="P26"/>
      <text:h text:style-name="P33" text:outline-level="2"><text:span text:style-name="T20">Programador <text:s/></text:span><text:span text:style-name="T21"><text:s text:c="58"/></text:span><text:span text:style-name="T20"><text:s text:c="2"/>Fecha <text:s text:c="3"/></text:span><text:span text:style-name="T21"><text:s text:c="10"/></text:span></text:h>
      <text:h text:style-name="P34" text:outline-level="2">Versión <text:s/></text:h>
      <text:p text:style-name="P28"/>
      <text:h text:style-name="P35" text:outline-level="2">Servidor de Base de Datos</text:h>
      <text:p text:style-name="P27"/>
      <text:p text:style-name="P3"><text:span text:style-name="T4">SERVIDOR</text:span><text:span text:style-name="T2">: </text:span><text:span text:style-name="T17"><text:s/></text:span><text:span text:style-name="T18">Ip de la base de datos (172.16.10.4)</text:span></text:p>
      <text:p text:style-name="P10"/>
      <text:p text:style-name="P7">PUERTO: <text:span text:style-name="T15">Número de puerto </text:span><text:span text:style-name="T16">para conexión a BD </text:span><text:span text:style-name="T15">(5432)</text:span></text:p>
      <text:p text:style-name="P8"/>
      <text:p text:style-name="P4"><text:span text:style-name="T3">NOMBRE</text:span><text:span text:style-name="T2">: </text:span><text:span text:style-name="T18">Nombre de la base de datos (Solfin20jun)</text:span></text:p>
      <text:p text:style-name="P5"/>
      <text:p text:style-name="P6">SERVIDOR WEB: <text:span text:style-name="T15">Ip para los servicios web (172.16.10.4)</text:span></text:p>
      <text:p text:style-name="P7"/>
      <text:p text:style-name="P7"><text:span text:style-name="T19">PUERTO W</text:span>EB: <text:span text:style-name="T16">Número de puerto para WS</text:span><text:span text:style-name="T15"> (</text:span><text:span text:style-name="T16">8080</text:span><text:span text:style-name="T15">)</text:span></text:p>
      <text:p text:style-name="P25"/>
      <text:h text:style-name="P36" text:outline-level="2">Ambiente de Prueba Para VB</text:h>
      <text:p text:style-name="P18"/>
      <text:p text:style-name="P23"><text:span text:style-name="T9">SCRIPT : </text:span><text:span text:style-name="T10">Nombre de los script que deben ejecutar para que el sistema funcione. Es importante que los script venga mencionados en el orden en el que deben ser ejecutados.</text:span></text:p>
      <text:p text:style-name="P20"/>
      <text:p text:style-name="P15"><text:span text:style-name="T12">ARCHIVOS A COPIAR:</text:span><text:span text:style-name="T14"> Existe archivos que se </text:span><text:span text:style-name="T15">deben ser colocados en rutas especificas para que el sistema pueda reconocerlos.</text:span></text:p>
      <text:p text:style-name="P21"/>
      <text:p text:style-name="P17"><text:span text:style-name="T13">ESTRUCTURAS A COPIAR:</text:span><text:span text:style-name="T15"> Se debe especificar en que lugar se va colocar el sistema, como se debe llamar la carpeta que lo contenga y si esta a su vez contiene más, cuantas y los nombres.</text:span></text:p>
      <text:p text:style-name="P24"/>
      <text:h text:style-name="P38" text:outline-level="2"><text:span text:style-name="T7">Ambiente de Pruebas </text:span><text:span text:style-name="T8">Para Java </text:span></text:h>
      <text:p text:style-name="P11"><text:span text:style-name="T5">ORDEN DE COMPILACIÓN</text:span><text:span text:style-name="T1">: </text:span><text:span text:style-name="T14">Orden en que debe ser ejecutado el proyecto, </text:span><text:span text:style-name="T15">en base a todas las carpetas que lo conforman</text:span><text:span text:style-name="T14">.</text:span></text:p>
      <text:p text:style-name="P12"/>
      <text:p text:style-name="P12"/>
      <text:p text:style-name="P16"><text:soft-page-break/>DECLARACIÓN DE VARIABLES: <text:span text:style-name="T14">Si se deben declara variables especiales para que el sistema funciones, si es así, nombre y lugar donde se deben declarar. </text:span><text:span text:style-name="T15">Es importante especificar como declarar según el sistema operativo que se usa (linux o windows)</text:span></text:p>
      <text:p text:style-name="P13"/>
      <text:p text:style-name="P13"/>
      <text:p text:style-name="P16">ARCHIVOS A COPIAR: <text:span text:style-name="T14">Existe archivos que se </text:span><text:span text:style-name="T15">deben ser colocados en rutas especificas para que el sistema pueda reconocerlos.</text:span></text:p>
      <text:p text:style-name="P13"/>
      <text:p text:style-name="P13"/>
      <text:p text:style-name="P9"><text:span text:style-name="T6">LIBRERÍAS</text:span><text:span text:style-name="T1"> A COPIAR: </text:span><text:span text:style-name="T15">Existen librerías que deben ser colocadas en rutas especificas para que el sistema pueda reconocerlos. </text:span></text:p>
      <text:p text:style-name="P13"/>
      <text:p text:style-name="P13"/>
      <text:p text:style-name="P19">ESTRUCTURAS A COPIAR: <text:span text:style-name="T15">Se debe especificar en que lugar se va colocar el sistema, como se debe llamar la carpeta que lo contenga y si esta a su vez contiene más, cuantas y los nombres.</text:span></text:p>
      <text:p text:style-name="P14"/>
      <text:p text:style-name="P14"/>
      <text:p text:style-name="P19">INSTALACIÓN DE SERVICIOS: <text:span text:style-name="T15">Si se requiere de algún tipo de servicio para que la aplicación funcione, se debe especificar cual, donde se encuentra.</text:span></text:p>
      <text:p text:style-name="P14"/>
      <text:p text:style-name="P19">EDICIÓN DE ARCHIVOS: <text:span text:style-name="T15">Existen archivos que deben ser editados como por ejemplo run.bat o run.sh según el sistema operativo. Nombrar los archivos y explicar en que consisten las modificaciones.</text:span></text:p>
      <text:p text:style-name="P14"/>
      <text:p text:style-name="P14"/>
      <text:p text:style-name="P19">CONFIGURACIÓN: <text:span text:style-name="T15">Si requiere alguna configuración extra el archivos como por ejemplo el log, especificar los archivos y en que consisten las modificaciones.</text:span></text:p>
      <text:p text:style-name="P14"/>
      <text:p text:style-name="P12"><text:span text:style-name="T6">SCRIPT : </text:span><text:span text:style-name="T11">Nombre de los script que deben ejecutar para que el sistema funcione. Es importante que los script venga mencionados en el orden en el que deben ser ejecutados.</text:span></text:p>
      <text:p text:style-name="P29"/>
      <text:h text:style-name="P37" text:outline-level="2">Observaciones</text:h>
      <text:p text:style-name="P22"/>
      <text:p text:style-name="P31"><text:s/>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utura" svg:font-family="Futura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Frutiger-Bold" svg:font-family="Frutiger-Bold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Futura Md BT1" svg:font-family="'Futura Md BT'" style:font-family-generic="swiss" style:font-pitch="variable"/>
    <style:font-face style:name="Futura Md BT" svg:font-family="'Futura Md BT'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Dash_20_1" draw:display-name="Dash 1" draw:style="rect" draw:dots2="1" draw:dots2-length="0.14cm" draw:distance="0.105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family-generic="roman" style:font-pitch="variable" fo:font-size="12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color="#3333ff" style:font-name="Futura Md BT" fo:font-family="'Futura Md BT'" style:font-style-name="Negrita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.59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ListLabel_20_1" style:display-name="ListLabel 1" style:family="text">
      <style:text-properties fo:color="#00000a" fo:font-weight="bold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er" text:citation-style-name="Page_20_Number" text:citation-body-style-name="Page_20_Number" text:master-page-name="Right_20_Page" style:num-format="1" text:start-value="1" text:footnotes-position="document" text:start-numbering-at="chapter"/>
    <text:notes-configuration text:note-class="endnote" text:default-style-name="Endnote" text:citation-style-name="Endnote_20_Symbol" text:citation-body-style-name="Endnote_20_anchor" text:master-page-name="Endnote" style:num-format="i" text:start-value="1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Futura" officeooo:rsid="00087b08"/>
    </style:style>
    <style:style style:name="MP2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24.55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shadow="none" style:writing-mode="lr-tb" draw:fill-image-width="0cm" draw:fill-image-height="0cm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 draw:fill="none"/>
      </style:header-style>
      <style:footer-style>
        <style:header-footer-properties fo:min-height="0.998cm" fo:margin-left="0cm" fo:margin-right="0cm" fo:margin-top="0.499cm" style:shadow="none" style:dynamic-spacing="false" draw:fill="none" draw:fill-image-width="0cm" draw:fill-image-height="0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2" text:anchor-type="paragraph" svg:x="-2cm" svg:y="-2cm" svg:width="21.588cm" svg:height="3.387cm" draw:z-index="1"><draw:image xlink:href="Pictures/100002010000033000000420D6C773FF.png" xlink:type="simple" xlink:show="embed" xlink:actuate="onLoad"/></draw:frame></text:p>
      </style:header>
      <style:header-first>
        <text:p text:style-name="Header"><draw:frame draw:style-name="Mfr1" draw:name="Imagen1" text:anchor-type="paragraph" svg:x="-2cm" svg:y="-2cm" svg:width="21.588cm" svg:height="3.387cm" draw:z-index="0"><draw:image xlink:href="Pictures/100002010000033000000420D6C773FF.png" xlink:type="simple" xlink:show="embed" xlink:actuate="onLoad"/></draw:frame></text:p>
      </style:header-first>
      <style:footer>
        <text:p text:style-name="MP2"><text:page-number text:select-page="current">2</text:page-number></text:p>
      </style:footer>
      <style:footer-first>
        <text:p text:style-name="Footer"/>
      </style:footer-first>
    </style:master-page>
    <style:master-page style:name="Footnote" style:page-layout-name="Mpm2"/>
    <style:master-page style:name="Endnote" style:page-layout-name="Mpm3">
      <style:footer>
        <text:p text:style-name="Footer"/>
      </style:footer>
    </style:master-page>
    <style:master-page style:name="Right_20_Page" style:display-name="Right Page" style:page-layout-name="Mpm4" style:next-style-name="Left_20_Page">
      <style:footer>
        <text:p text:style-name="Footer"/>
      </style:footer>
    </style:master-page>
    <style:master-page style:name="Left_20_Page" style:display-name="Left Page" style:page-layout-name="Mpm5" style:next-style-name="Right_20_Page"/>
    <style:master-page style:name="First_20_Page" style:display-name="First Page" style:page-layout-name="Mpm6" style:next-style-name="Standard"/>
    <style:master-page style:name="Envelope" style:page-layout-name="Mpm7"/>
    <style:master-page style:name="Index" style:page-layout-name="Mpm6"/>
    <style:master-page style:name="HTML" style:page-layout-name="Mpm8"/>
    <style:master-page style:name="Landscape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9T09:46:58.405000000</meta:creation-date>
    <dc:date>2016-10-06T09:36:00.173000000</dc:date>
    <meta:editing-duration>PT6H36M44S</meta:editing-duration>
    <meta:editing-cycles>37</meta:editing-cycles>
    <meta:generator>LibreOffice/5.0.0.5$Windows_X86_64 LibreOffice_project/1b1a90865e348b492231e1c451437d7a15bb262b</meta:generator>
    <meta:document-statistic meta:table-count="0" meta:image-count="2" meta:object-count="0" meta:page-count="2" meta:paragraph-count="26" meta:word-count="383" meta:character-count="2376" meta:non-whitespace-character-count="1937"/>
  </office:meta>
</office:document-meta>
</file>